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820000400E0000380C3C29573C.svm"/>
  <manifest:file-entry manifest:media-type="" manifest:full-path="Pictures/200006BA0000400E0000380CB117AF0D.svm"/>
  <manifest:file-entry manifest:media-type="" manifest:full-path="Pictures/200006960000400E0000380C302FBD51.svm"/>
  <manifest:file-entry manifest:media-type="" manifest:full-path="Pictures/200006CA0000400E0000380CDBFFE3FF.svm"/>
  <manifest:file-entry manifest:media-type="" manifest:full-path="Pictures/200006910000400E0000380CE8FCCB20.svm"/>
  <manifest:file-entry manifest:media-type="" manifest:full-path="Pictures/200006720000400E0000380C531F46E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1b520a" style:font-weight-asian="bold" style:font-weight-complex="bold"/>
    </style:style>
    <style:style style:name="P2" style:family="paragraph" style:parent-style-name="Standard">
      <style:text-properties fo:font-weight="bold" officeooo:paragraph-rsid="00c5902e" style:font-weight-asian="bold" style:font-weight-complex="bold"/>
    </style:style>
    <style:style style:name="P3" style:family="paragraph" style:parent-style-name="Standard">
      <style:text-properties fo:font-weight="bold" officeooo:paragraph-rsid="00c809b2" style:font-weight-asian="bold" style:font-weight-complex="bold"/>
    </style:style>
    <style:style style:name="P4" style:family="paragraph" style:parent-style-name="Standard">
      <style:paragraph-properties fo:text-align="start" style:justify-single-word="false"/>
      <style:text-properties fo:font-weight="bold" officeooo:rsid="000588ed" officeooo:paragraph-rsid="000588ed" style:font-weight-asian="bold" style:font-weight-complex="bold"/>
    </style:style>
    <style:style style:name="P5" style:family="paragraph" style:parent-style-name="Standard">
      <style:text-properties fo:font-weight="bold" officeooo:rsid="00299876" officeooo:paragraph-rsid="00299876" style:font-weight-asian="bold" style:font-weight-complex="bold"/>
    </style:style>
    <style:style style:name="P6" style:family="paragraph" style:parent-style-name="Standard">
      <style:text-properties fo:font-weight="bold" officeooo:rsid="0032f696" officeooo:paragraph-rsid="0032f696" style:font-weight-asian="bold" style:font-weight-complex="bold"/>
    </style:style>
    <style:style style:name="P7" style:family="paragraph" style:parent-style-name="Standard">
      <style:text-properties officeooo:paragraph-rsid="00074d9c"/>
    </style:style>
    <style:style style:name="P8" style:family="paragraph" style:parent-style-name="Standard">
      <style:text-properties fo:font-weight="normal" officeooo:paragraph-rsid="001feae1" style:font-weight-asian="normal" style:font-weight-complex="normal"/>
    </style:style>
    <style:style style:name="P9" style:family="paragraph" style:parent-style-name="Standard">
      <style:text-properties fo:font-weight="normal" officeooo:paragraph-rsid="0036dbdb" style:font-weight-asian="normal" style:font-weight-complex="normal"/>
    </style:style>
    <style:style style:name="P10" style:family="paragraph" style:parent-style-name="Standard">
      <style:text-properties fo:font-weight="normal" officeooo:paragraph-rsid="004f4b8a" style:font-weight-asian="normal" style:font-weight-complex="normal"/>
    </style:style>
    <style:style style:name="P11" style:family="paragraph" style:parent-style-name="Standard">
      <style:text-properties fo:font-weight="normal" officeooo:paragraph-rsid="0053c869" style:font-weight-asian="normal" style:font-weight-complex="normal"/>
    </style:style>
    <style:style style:name="P12" style:family="paragraph" style:parent-style-name="Standard">
      <style:text-properties fo:font-weight="normal" officeooo:paragraph-rsid="0032f696" style:font-weight-asian="normal" style:font-weight-complex="normal"/>
    </style:style>
    <style:style style:name="P13" style:family="paragraph" style:parent-style-name="Standard">
      <style:text-properties fo:font-weight="normal" officeooo:paragraph-rsid="0098388f" style:font-weight-asian="normal" style:font-weight-complex="normal"/>
    </style:style>
    <style:style style:name="P14" style:family="paragraph" style:parent-style-name="Standard">
      <style:text-properties fo:font-weight="normal" officeooo:paragraph-rsid="00de6f78" style:font-weight-asian="normal" style:font-weight-complex="normal"/>
    </style:style>
    <style:style style:name="P15" style:family="paragraph" style:parent-style-name="Standard">
      <style:text-properties fo:font-weight="normal" officeooo:rsid="001778d8" officeooo:paragraph-rsid="00074d9c" style:font-weight-asian="normal" style:font-weight-complex="normal"/>
    </style:style>
    <style:style style:name="P16" style:family="paragraph" style:parent-style-name="Standard">
      <style:text-properties fo:font-weight="normal" officeooo:rsid="00a5a524" officeooo:paragraph-rsid="00a5a524" style:font-weight-asian="normal" style:font-weight-complex="normal"/>
    </style:style>
    <style:style style:name="P17" style:family="paragraph" style:parent-style-name="Standard">
      <style:text-properties fo:font-weight="normal" officeooo:rsid="00236d6b" officeooo:paragraph-rsid="001feae1" style:font-weight-asian="normal" style:font-weight-complex="normal"/>
    </style:style>
    <style:style style:name="P18" style:family="paragraph" style:parent-style-name="Standard">
      <style:text-properties fo:font-weight="normal" officeooo:rsid="0032f696" officeooo:paragraph-rsid="001feae1" style:font-weight-asian="normal" style:font-weight-complex="normal"/>
    </style:style>
    <style:style style:name="P19" style:family="paragraph" style:parent-style-name="Standard">
      <style:text-properties fo:font-weight="normal" officeooo:rsid="0032f696" officeooo:paragraph-rsid="0032f696" style:font-weight-asian="normal" style:font-weight-complex="normal"/>
    </style:style>
    <style:style style:name="P20" style:family="paragraph" style:parent-style-name="Standard">
      <style:text-properties fo:font-weight="normal" officeooo:rsid="0032f696" officeooo:paragraph-rsid="0100ab4e" style:font-weight-asian="normal" style:font-weight-complex="normal"/>
    </style:style>
    <style:style style:name="P21" style:family="paragraph" style:parent-style-name="Standard">
      <style:text-properties fo:font-weight="normal" officeooo:rsid="007bc6f2" officeooo:paragraph-rsid="0032f696" style:font-weight-asian="normal" style:font-weight-complex="normal"/>
    </style:style>
    <style:style style:name="P22" style:family="paragraph" style:parent-style-name="Standard">
      <style:paragraph-properties fo:text-align="center" style:justify-single-word="false"/>
      <style:text-properties officeooo:rsid="000588ed" officeooo:paragraph-rsid="000588ed"/>
    </style:style>
    <style:style style:name="P23" style:family="paragraph" style:parent-style-name="Standard">
      <style:text-properties fo:font-weight="normal" officeooo:rsid="0100ab4e" officeooo:paragraph-rsid="0100ab4e" style:font-weight-asian="normal" style:font-weight-complex="normal"/>
    </style:style>
    <style:style style:name="P24" style:family="paragraph" style:parent-style-name="Standard">
      <style:text-properties fo:font-weight="normal" officeooo:rsid="0032f696" officeooo:paragraph-rsid="0100ab4e" style:font-weight-asian="normal" style:font-weight-complex="normal"/>
    </style:style>
    <style:style style:name="P25" style:family="paragraph" style:parent-style-name="Standard">
      <style:text-properties fo:font-weight="normal" officeooo:rsid="0032f696" officeooo:paragraph-rsid="0032f696" style:font-weight-asian="normal" style:font-weight-complex="normal"/>
    </style:style>
    <style:style style:name="P26" style:family="paragraph" style:parent-style-name="Standard">
      <style:text-properties fo:font-weight="normal" officeooo:rsid="0032f696" officeooo:paragraph-rsid="01090d21" style:font-weight-asian="normal" style:font-weight-complex="normal"/>
    </style:style>
    <style:style style:name="P27" style:family="paragraph" style:parent-style-name="Standard">
      <style:text-properties fo:font-weight="bold" officeooo:rsid="0032f696" officeooo:paragraph-rsid="0032f69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88ed" style:font-weight-asian="normal" style:font-weight-complex="normal"/>
    </style:style>
    <style:style style:name="T3" style:family="text">
      <style:text-properties fo:font-weight="normal" officeooo:rsid="001928e6" style:font-weight-asian="normal" style:font-weight-complex="normal"/>
    </style:style>
    <style:style style:name="T4" style:family="text">
      <style:text-properties fo:font-weight="normal" officeooo:rsid="00074d9c" style:font-weight-asian="normal" style:font-weight-complex="normal"/>
    </style:style>
    <style:style style:name="T5" style:family="text">
      <style:text-properties fo:font-weight="normal" officeooo:rsid="00075b4e" style:font-weight-asian="normal" style:font-weight-complex="normal"/>
    </style:style>
    <style:style style:name="T6" style:family="text">
      <style:text-properties fo:font-weight="normal" officeooo:rsid="00083cb1" style:font-weight-asian="normal" style:font-weight-complex="normal"/>
    </style:style>
    <style:style style:name="T7" style:family="text">
      <style:text-properties fo:font-weight="normal" officeooo:rsid="0009566e" style:font-weight-asian="normal" style:font-weight-complex="normal"/>
    </style:style>
    <style:style style:name="T8" style:family="text">
      <style:text-properties fo:font-weight="normal" officeooo:rsid="000aa258" style:font-weight-asian="normal" style:font-weight-complex="normal"/>
    </style:style>
    <style:style style:name="T9" style:family="text">
      <style:text-properties fo:font-weight="normal" officeooo:rsid="000c41ff" style:font-weight-asian="normal" style:font-weight-complex="normal"/>
    </style:style>
    <style:style style:name="T10" style:family="text">
      <style:text-properties fo:font-weight="normal" officeooo:rsid="000d7e3b" style:font-weight-asian="normal" style:font-weight-complex="normal"/>
    </style:style>
    <style:style style:name="T11" style:family="text">
      <style:text-properties fo:font-weight="normal" officeooo:rsid="000ea8d6" style:font-weight-asian="normal" style:font-weight-complex="normal"/>
    </style:style>
    <style:style style:name="T12" style:family="text">
      <style:text-properties fo:font-weight="normal" officeooo:rsid="000ef4a6" style:font-weight-asian="normal" style:font-weight-complex="normal"/>
    </style:style>
    <style:style style:name="T13" style:family="text">
      <style:text-properties fo:font-weight="normal" officeooo:rsid="0010d76f" style:font-weight-asian="normal" style:font-weight-complex="normal"/>
    </style:style>
    <style:style style:name="T14" style:family="text">
      <style:text-properties fo:font-weight="normal" officeooo:rsid="0012323a" style:font-weight-asian="normal" style:font-weight-complex="normal"/>
    </style:style>
    <style:style style:name="T15" style:family="text">
      <style:text-properties fo:font-weight="normal" officeooo:rsid="001569fd" style:font-weight-asian="normal" style:font-weight-complex="normal"/>
    </style:style>
    <style:style style:name="T16" style:family="text">
      <style:text-properties fo:font-weight="normal" officeooo:rsid="0017424a" style:font-weight-asian="normal" style:font-weight-complex="normal"/>
    </style:style>
    <style:style style:name="T17" style:family="text">
      <style:text-properties fo:font-weight="normal" officeooo:rsid="001778d8" style:font-weight-asian="normal" style:font-weight-complex="normal"/>
    </style:style>
    <style:style style:name="T18" style:family="text">
      <style:text-properties fo:font-weight="normal" officeooo:rsid="0018811f" style:font-weight-asian="normal" style:font-weight-complex="normal"/>
    </style:style>
    <style:style style:name="T19" style:family="text">
      <style:text-properties fo:font-weight="normal" officeooo:rsid="001a7393" style:font-weight-asian="normal" style:font-weight-complex="normal"/>
    </style:style>
    <style:style style:name="T20" style:family="text">
      <style:text-properties fo:font-weight="normal" officeooo:rsid="001a8ff1" style:font-weight-asian="normal" style:font-weight-complex="normal"/>
    </style:style>
    <style:style style:name="T21" style:family="text">
      <style:text-properties fo:font-weight="normal" officeooo:rsid="001ac663" style:font-weight-asian="normal" style:font-weight-complex="normal"/>
    </style:style>
    <style:style style:name="T22" style:family="text">
      <style:text-properties fo:font-weight="normal" officeooo:rsid="002400f5" style:font-weight-asian="normal" style:font-weight-complex="normal"/>
    </style:style>
    <style:style style:name="T23" style:family="text">
      <style:text-properties fo:font-weight="normal" officeooo:rsid="00274884" style:font-weight-asian="normal" style:font-weight-complex="normal"/>
    </style:style>
    <style:style style:name="T24" style:family="text">
      <style:text-properties fo:font-weight="normal" officeooo:rsid="0027af27" style:font-weight-asian="normal" style:font-weight-complex="normal"/>
    </style:style>
    <style:style style:name="T25" style:family="text">
      <style:text-properties fo:font-weight="normal" officeooo:rsid="0032f696" style:font-weight-asian="normal" style:font-weight-complex="normal"/>
    </style:style>
    <style:style style:name="T26" style:family="text">
      <style:text-properties fo:font-weight="normal" officeooo:rsid="0037dd41" style:font-weight-asian="normal" style:font-weight-complex="normal"/>
    </style:style>
    <style:style style:name="T27" style:family="text">
      <style:text-properties fo:font-weight="normal" officeooo:rsid="0039c6f8" style:font-weight-asian="normal" style:font-weight-complex="normal"/>
    </style:style>
    <style:style style:name="T28" style:family="text">
      <style:text-properties fo:font-weight="normal" officeooo:rsid="00c5902e" style:font-weight-asian="normal" style:font-weight-complex="normal"/>
    </style:style>
    <style:style style:name="T29" style:family="text">
      <style:text-properties fo:font-weight="normal" officeooo:rsid="00c754ea" style:font-weight-asian="normal" style:font-weight-complex="normal"/>
    </style:style>
    <style:style style:name="T30" style:family="text">
      <style:text-properties fo:font-weight="normal" officeooo:rsid="00c809b2" style:font-weight-asian="normal" style:font-weight-complex="normal"/>
    </style:style>
    <style:style style:name="T31" style:family="text">
      <style:text-properties fo:font-weight="normal" officeooo:rsid="00c9edb5" style:font-weight-asian="normal" style:font-weight-complex="normal"/>
    </style:style>
    <style:style style:name="T32" style:family="text">
      <style:text-properties fo:font-weight="normal" officeooo:rsid="00cabd87" style:font-weight-asian="normal" style:font-weight-complex="normal"/>
    </style:style>
    <style:style style:name="T33" style:family="text">
      <style:text-properties fo:font-weight="normal" officeooo:rsid="00cbfd47" style:font-weight-asian="normal" style:font-weight-complex="normal"/>
    </style:style>
    <style:style style:name="T34" style:family="text">
      <style:text-properties fo:font-weight="normal" officeooo:rsid="00cedb35" style:font-weight-asian="normal" style:font-weight-complex="normal"/>
    </style:style>
    <style:style style:name="T35" style:family="text">
      <style:text-properties fo:font-weight="normal" officeooo:rsid="00d02972" style:font-weight-asian="normal" style:font-weight-complex="normal"/>
    </style:style>
    <style:style style:name="T36" style:family="text">
      <style:text-properties fo:font-weight="normal" officeooo:rsid="00d2d34b" style:font-weight-asian="normal" style:font-weight-complex="normal"/>
    </style:style>
    <style:style style:name="T37" style:family="text">
      <style:text-properties fo:font-weight="normal" officeooo:rsid="00d3c3e5" style:font-weight-asian="normal" style:font-weight-complex="normal"/>
    </style:style>
    <style:style style:name="T38" style:family="text">
      <style:text-properties fo:font-style="italic" fo:font-weight="normal" officeooo:rsid="00074d9c" style:font-style-asian="italic" style:font-weight-asian="normal" style:font-style-complex="italic" style:font-weight-complex="normal"/>
    </style:style>
    <style:style style:name="T39" style:family="text">
      <style:text-properties fo:font-style="italic" officeooo:rsid="001e1839" style:font-style-asian="italic" style:font-style-complex="italic"/>
    </style:style>
    <style:style style:name="T40" style:family="text">
      <style:text-properties fo:font-style="normal" fo:font-weight="normal" officeooo:rsid="00074d9c" style:font-style-asian="normal" style:font-weight-asian="normal" style:font-style-complex="normal" style:font-weight-complex="normal"/>
    </style:style>
    <style:style style:name="T41" style:family="text">
      <style:text-properties officeooo:rsid="001b520a"/>
    </style:style>
    <style:style style:name="T42" style:family="text">
      <style:text-properties officeooo:rsid="001c3e77"/>
    </style:style>
    <style:style style:name="T43" style:family="text">
      <style:text-properties officeooo:rsid="001d59ef"/>
    </style:style>
    <style:style style:name="T44" style:family="text">
      <style:text-properties officeooo:rsid="001e1839"/>
    </style:style>
    <style:style style:name="T45" style:family="text">
      <style:text-properties officeooo:rsid="001f70ca"/>
    </style:style>
    <style:style style:name="T46" style:family="text">
      <style:text-properties officeooo:rsid="001feae1"/>
    </style:style>
    <style:style style:name="T47" style:family="text">
      <style:text-properties officeooo:rsid="00236d6b"/>
    </style:style>
    <style:style style:name="T48" style:family="text">
      <style:text-properties officeooo:rsid="00248f8f"/>
    </style:style>
    <style:style style:name="T49" style:family="text">
      <style:text-properties officeooo:rsid="00299876"/>
    </style:style>
    <style:style style:name="T50" style:family="text">
      <style:text-properties officeooo:rsid="002a194a"/>
    </style:style>
    <style:style style:name="T51" style:family="text">
      <style:text-properties officeooo:rsid="003057c6"/>
    </style:style>
    <style:style style:name="T52" style:family="text">
      <style:text-properties officeooo:rsid="00324cab"/>
    </style:style>
    <style:style style:name="T53" style:family="text">
      <style:text-properties officeooo:rsid="0032f696"/>
    </style:style>
    <style:style style:name="T54" style:family="text">
      <style:text-properties officeooo:rsid="003311ec"/>
    </style:style>
    <style:style style:name="T55" style:family="text">
      <style:text-properties officeooo:rsid="0033bfca"/>
    </style:style>
    <style:style style:name="T56" style:family="text">
      <style:text-properties officeooo:rsid="003a4290"/>
    </style:style>
    <style:style style:name="T57" style:family="text">
      <style:text-properties officeooo:rsid="003a672f"/>
    </style:style>
    <style:style style:name="T58" style:family="text">
      <style:text-properties officeooo:rsid="003ad81f"/>
    </style:style>
    <style:style style:name="T59" style:family="text">
      <style:text-properties officeooo:rsid="003c3b3d"/>
    </style:style>
    <style:style style:name="T60" style:family="text">
      <style:text-properties officeooo:rsid="003cb1b5"/>
    </style:style>
    <style:style style:name="T61" style:family="text">
      <style:text-properties officeooo:rsid="003d29d1"/>
    </style:style>
    <style:style style:name="T62" style:family="text">
      <style:text-properties officeooo:rsid="003e172c"/>
    </style:style>
    <style:style style:name="T63" style:family="text">
      <style:text-properties officeooo:rsid="003fefec"/>
    </style:style>
    <style:style style:name="T64" style:family="text">
      <style:text-properties officeooo:rsid="00412884"/>
    </style:style>
    <style:style style:name="T65" style:family="text">
      <style:text-properties officeooo:rsid="00430ba3"/>
    </style:style>
    <style:style style:name="T66" style:family="text">
      <style:text-properties officeooo:rsid="00432c18"/>
    </style:style>
    <style:style style:name="T67" style:family="text">
      <style:text-properties officeooo:rsid="0043a840"/>
    </style:style>
    <style:style style:name="T68" style:family="text">
      <style:text-properties officeooo:rsid="0044a7ff"/>
    </style:style>
    <style:style style:name="T69" style:family="text">
      <style:text-properties officeooo:rsid="004647e7"/>
    </style:style>
    <style:style style:name="T70" style:family="text">
      <style:text-properties officeooo:rsid="0046a57f"/>
    </style:style>
    <style:style style:name="T71" style:family="text">
      <style:text-properties officeooo:rsid="0047c490"/>
    </style:style>
    <style:style style:name="T72" style:family="text">
      <style:text-properties officeooo:rsid="004859c4"/>
    </style:style>
    <style:style style:name="T73" style:family="text">
      <style:text-properties officeooo:rsid="0049505c"/>
    </style:style>
    <style:style style:name="T74" style:family="text">
      <style:text-properties officeooo:rsid="00497d71"/>
    </style:style>
    <style:style style:name="T75" style:family="text">
      <style:text-properties officeooo:rsid="004a3bc7"/>
    </style:style>
    <style:style style:name="T76" style:family="text">
      <style:text-properties officeooo:rsid="004fe368"/>
    </style:style>
    <style:style style:name="T77" style:family="text">
      <style:text-properties officeooo:rsid="00505438"/>
    </style:style>
    <style:style style:name="T78" style:family="text">
      <style:text-properties style:text-position="super 58%" officeooo:rsid="00505438"/>
    </style:style>
    <style:style style:name="T79" style:family="text">
      <style:text-properties style:text-position="super 58%" officeooo:rsid="0052f6e7"/>
    </style:style>
    <style:style style:name="T80" style:family="text">
      <style:text-properties officeooo:rsid="0052f6e7"/>
    </style:style>
    <style:style style:name="T81" style:family="text">
      <style:text-properties officeooo:rsid="0053c869"/>
    </style:style>
    <style:style style:name="T82" style:family="text">
      <style:text-properties officeooo:rsid="00558c00"/>
    </style:style>
    <style:style style:name="T83" style:family="text">
      <style:text-properties officeooo:rsid="0055f998"/>
    </style:style>
    <style:style style:name="T84" style:family="text">
      <style:text-properties officeooo:rsid="00574943"/>
    </style:style>
    <style:style style:name="T85" style:family="text">
      <style:text-properties officeooo:rsid="005ac37c"/>
    </style:style>
    <style:style style:name="T86" style:family="text">
      <style:text-properties officeooo:rsid="005ca131"/>
    </style:style>
    <style:style style:name="T87" style:family="text">
      <style:text-properties officeooo:rsid="005d3cc9"/>
    </style:style>
    <style:style style:name="T88" style:family="text">
      <style:text-properties officeooo:rsid="005e8f28"/>
    </style:style>
    <style:style style:name="T89" style:family="text">
      <style:text-properties officeooo:rsid="005ebc45"/>
    </style:style>
    <style:style style:name="T90" style:family="text">
      <style:text-properties officeooo:rsid="005f42aa"/>
    </style:style>
    <style:style style:name="T91" style:family="text">
      <style:text-properties officeooo:rsid="0060482b"/>
    </style:style>
    <style:style style:name="T92" style:family="text">
      <style:text-properties officeooo:rsid="006234fe"/>
    </style:style>
    <style:style style:name="T93" style:family="text">
      <style:text-properties officeooo:rsid="00659c2c"/>
    </style:style>
    <style:style style:name="T94" style:family="text">
      <style:text-properties officeooo:rsid="0065b3be"/>
    </style:style>
    <style:style style:name="T95" style:family="text">
      <style:text-properties officeooo:rsid="0066ca05"/>
    </style:style>
    <style:style style:name="T96" style:family="text">
      <style:text-properties officeooo:rsid="00670164"/>
    </style:style>
    <style:style style:name="T97" style:family="text">
      <style:text-properties officeooo:rsid="00679c53"/>
    </style:style>
    <style:style style:name="T98" style:family="text">
      <style:text-properties officeooo:rsid="006b9ad4"/>
    </style:style>
    <style:style style:name="T99" style:family="text">
      <style:text-properties officeooo:rsid="006f247d"/>
    </style:style>
    <style:style style:name="T100" style:family="text">
      <style:text-properties officeooo:rsid="0070c2c2"/>
    </style:style>
    <style:style style:name="T101" style:family="text">
      <style:text-properties officeooo:rsid="007155cf"/>
    </style:style>
    <style:style style:name="T102" style:family="text">
      <style:text-properties officeooo:rsid="0072a378"/>
    </style:style>
    <style:style style:name="T103" style:family="text">
      <style:text-properties officeooo:rsid="0078dde8"/>
    </style:style>
    <style:style style:name="T104" style:family="text">
      <style:text-properties officeooo:rsid="007aaa52"/>
    </style:style>
    <style:style style:name="T105" style:family="text">
      <style:text-properties officeooo:rsid="007aee84"/>
    </style:style>
    <style:style style:name="T106" style:family="text">
      <style:text-properties officeooo:rsid="007ed6fe"/>
    </style:style>
    <style:style style:name="T107" style:family="text">
      <style:text-properties officeooo:rsid="007f7b51"/>
    </style:style>
    <style:style style:name="T108" style:family="text">
      <style:text-properties officeooo:rsid="00816a6a"/>
    </style:style>
    <style:style style:name="T109" style:family="text">
      <style:text-properties officeooo:rsid="008286c0"/>
    </style:style>
    <style:style style:name="T110" style:family="text">
      <style:text-properties officeooo:rsid="00861dc4"/>
    </style:style>
    <style:style style:name="T111" style:family="text">
      <style:text-properties officeooo:rsid="0086ea60"/>
    </style:style>
    <style:style style:name="T112" style:family="text">
      <style:text-properties officeooo:rsid="0087b6ad"/>
    </style:style>
    <style:style style:name="T113" style:family="text">
      <style:text-properties officeooo:rsid="008aa12f"/>
    </style:style>
    <style:style style:name="T114" style:family="text">
      <style:text-properties officeooo:rsid="008c3875"/>
    </style:style>
    <style:style style:name="T115" style:family="text">
      <style:text-properties officeooo:rsid="008d25b6"/>
    </style:style>
    <style:style style:name="T116" style:family="text">
      <style:text-properties officeooo:rsid="008e3ecb"/>
    </style:style>
    <style:style style:name="T117" style:family="text">
      <style:text-properties officeooo:rsid="00917e81"/>
    </style:style>
    <style:style style:name="T118" style:family="text">
      <style:text-properties officeooo:rsid="00921b74"/>
    </style:style>
    <style:style style:name="T119" style:family="text">
      <style:text-properties officeooo:rsid="0093c962"/>
    </style:style>
    <style:style style:name="T120" style:family="text">
      <style:text-properties officeooo:rsid="0095bb81"/>
    </style:style>
    <style:style style:name="T121" style:family="text">
      <style:text-properties officeooo:rsid="0095e9cb"/>
    </style:style>
    <style:style style:name="T122" style:family="text">
      <style:text-properties officeooo:rsid="00971ce3"/>
    </style:style>
    <style:style style:name="T123" style:family="text">
      <style:text-properties officeooo:rsid="0098388f"/>
    </style:style>
    <style:style style:name="T124" style:family="text">
      <style:text-properties officeooo:rsid="0099facc"/>
    </style:style>
    <style:style style:name="T125" style:family="text">
      <style:text-properties officeooo:rsid="009b2f29"/>
    </style:style>
    <style:style style:name="T126" style:family="text">
      <style:text-properties officeooo:rsid="009cb8b8"/>
    </style:style>
    <style:style style:name="T127" style:family="text">
      <style:text-properties officeooo:rsid="009cd076"/>
    </style:style>
    <style:style style:name="T128" style:family="text">
      <style:text-properties officeooo:rsid="009ffa15"/>
    </style:style>
    <style:style style:name="T129" style:family="text">
      <style:text-properties officeooo:rsid="00a00d11"/>
    </style:style>
    <style:style style:name="T130" style:family="text">
      <style:text-properties officeooo:rsid="00a17ecd"/>
    </style:style>
    <style:style style:name="T131" style:family="text">
      <style:text-properties officeooo:rsid="00a1e386"/>
    </style:style>
    <style:style style:name="T132" style:family="text">
      <style:text-properties officeooo:rsid="00a30250"/>
    </style:style>
    <style:style style:name="T133" style:family="text">
      <style:text-properties officeooo:rsid="00a3b987"/>
    </style:style>
    <style:style style:name="T134" style:family="text">
      <style:text-properties officeooo:rsid="00a4c001"/>
    </style:style>
    <style:style style:name="T135" style:family="text">
      <style:text-properties officeooo:rsid="00accece"/>
    </style:style>
    <style:style style:name="T136" style:family="text">
      <style:text-properties officeooo:rsid="00ae94e8"/>
    </style:style>
    <style:style style:name="T137" style:family="text">
      <style:text-properties officeooo:rsid="00aed874"/>
    </style:style>
    <style:style style:name="T138" style:family="text">
      <style:text-properties officeooo:rsid="00b0eb36"/>
    </style:style>
    <style:style style:name="T139" style:family="text">
      <style:text-properties officeooo:rsid="00b1ca87"/>
    </style:style>
    <style:style style:name="T140" style:family="text">
      <style:text-properties officeooo:rsid="00b25e76"/>
    </style:style>
    <style:style style:name="T141" style:family="text">
      <style:text-properties officeooo:rsid="00b2e2dc"/>
    </style:style>
    <style:style style:name="T142" style:family="text">
      <style:text-properties officeooo:rsid="00b5a58a"/>
    </style:style>
    <style:style style:name="T143" style:family="text">
      <style:text-properties officeooo:rsid="00b65356"/>
    </style:style>
    <style:style style:name="T144" style:family="text">
      <style:text-properties officeooo:rsid="00b7bbc9"/>
    </style:style>
    <style:style style:name="T145" style:family="text">
      <style:text-properties officeooo:rsid="00b7fd33"/>
    </style:style>
    <style:style style:name="T146" style:family="text">
      <style:text-properties officeooo:rsid="00b9f387"/>
    </style:style>
    <style:style style:name="T147" style:family="text">
      <style:text-properties officeooo:rsid="00ba747f"/>
    </style:style>
    <style:style style:name="T148" style:family="text">
      <style:text-properties officeooo:rsid="00bc5733"/>
    </style:style>
    <style:style style:name="T149" style:family="text">
      <style:text-properties officeooo:rsid="00be3be4"/>
    </style:style>
    <style:style style:name="T150" style:family="text">
      <style:text-properties officeooo:rsid="00bf683c"/>
    </style:style>
    <style:style style:name="T151" style:family="text">
      <style:text-properties officeooo:rsid="00c08a9b"/>
    </style:style>
    <style:style style:name="T152" style:family="text">
      <style:text-properties officeooo:rsid="00c1243b"/>
    </style:style>
    <style:style style:name="T153" style:family="text">
      <style:text-properties officeooo:rsid="00c26cb4"/>
    </style:style>
    <style:style style:name="T154" style:family="text">
      <style:text-properties officeooo:rsid="00c3c9c2"/>
    </style:style>
    <style:style style:name="T155" style:family="text">
      <style:text-properties officeooo:rsid="00c58c57"/>
    </style:style>
    <style:style style:name="T156" style:family="text">
      <style:text-properties officeooo:rsid="00d57f4b"/>
    </style:style>
    <style:style style:name="T157" style:family="text">
      <style:text-properties officeooo:rsid="00d93b15"/>
    </style:style>
    <style:style style:name="T158" style:family="text">
      <style:text-properties officeooo:rsid="00da441c"/>
    </style:style>
    <style:style style:name="T159" style:family="text">
      <style:text-properties officeooo:rsid="00db5292"/>
    </style:style>
    <style:style style:name="T160" style:family="text">
      <style:text-properties officeooo:rsid="00dd063c"/>
    </style:style>
    <style:style style:name="T161" style:family="text">
      <style:text-properties officeooo:rsid="00de6f78"/>
    </style:style>
    <style:style style:name="T162" style:family="text">
      <style:text-properties officeooo:rsid="00df671a"/>
    </style:style>
    <style:style style:name="T163" style:family="text">
      <style:text-properties officeooo:rsid="00e09157"/>
    </style:style>
    <style:style style:name="T164" style:family="text">
      <style:text-properties officeooo:rsid="00e0f0a2"/>
    </style:style>
    <style:style style:name="T165" style:family="text">
      <style:text-properties officeooo:rsid="00e24b4e"/>
    </style:style>
    <style:style style:name="T166" style:family="text">
      <style:text-properties officeooo:rsid="00e3174a"/>
    </style:style>
    <style:style style:name="T167" style:family="text">
      <style:text-properties officeooo:rsid="00e33a8a"/>
    </style:style>
    <style:style style:name="T168" style:family="text">
      <style:text-properties officeooo:rsid="00e358e0"/>
    </style:style>
    <style:style style:name="T169" style:family="text">
      <style:text-properties officeooo:rsid="00e39c83"/>
    </style:style>
    <style:style style:name="T170" style:family="text">
      <style:text-properties officeooo:rsid="00e4c239"/>
    </style:style>
    <style:style style:name="T171" style:family="text">
      <style:text-properties officeooo:rsid="00e6e0ab"/>
    </style:style>
    <style:style style:name="T172" style:family="text">
      <style:text-properties officeooo:rsid="00e8120a"/>
    </style:style>
    <style:style style:name="T173" style:family="text">
      <style:text-properties officeooo:rsid="00e8453a"/>
    </style:style>
    <style:style style:name="T174" style:family="text">
      <style:text-properties officeooo:rsid="00e96461"/>
    </style:style>
    <style:style style:name="T175" style:family="text">
      <style:text-properties officeooo:rsid="00e98c67"/>
    </style:style>
    <style:style style:name="T176" style:family="text">
      <style:text-properties officeooo:rsid="00ea805d"/>
    </style:style>
    <style:style style:name="T177" style:family="text">
      <style:text-properties officeooo:rsid="00ec33b9"/>
    </style:style>
    <style:style style:name="T178" style:family="text">
      <style:text-properties officeooo:rsid="00ee0452"/>
    </style:style>
    <style:style style:name="T179" style:family="text">
      <style:text-properties officeooo:rsid="00ee87f0"/>
    </style:style>
    <style:style style:name="T180" style:family="text">
      <style:text-properties officeooo:rsid="00eecd1c"/>
    </style:style>
    <style:style style:name="T181" style:family="text">
      <style:text-properties officeooo:rsid="00f03f7c"/>
    </style:style>
    <style:style style:name="T182" style:family="text">
      <style:text-properties officeooo:rsid="00f0d229"/>
    </style:style>
    <style:style style:name="T183" style:family="text">
      <style:text-properties officeooo:rsid="00f14fca"/>
    </style:style>
    <style:style style:name="T184" style:family="text">
      <style:text-properties officeooo:rsid="00f3d2f6"/>
    </style:style>
    <style:style style:name="T185" style:family="text">
      <style:text-properties officeooo:rsid="00f44267"/>
    </style:style>
    <style:style style:name="T186" style:family="text">
      <style:text-properties officeooo:rsid="00f5feca"/>
    </style:style>
    <style:style style:name="T187" style:family="text">
      <style:text-properties officeooo:rsid="00f68b93"/>
    </style:style>
    <style:style style:name="T188" style:family="text">
      <style:text-properties officeooo:rsid="00f8109d"/>
    </style:style>
    <style:style style:name="T189" style:family="text">
      <style:text-properties officeooo:rsid="00f9abc9"/>
    </style:style>
    <style:style style:name="T190" style:family="text">
      <style:text-properties officeooo:rsid="00fa0cf9"/>
    </style:style>
    <style:style style:name="T191" style:family="text">
      <style:text-properties officeooo:rsid="00fc5508"/>
    </style:style>
    <style:style style:name="T192" style:family="text">
      <style:text-properties officeooo:rsid="00fd5d88"/>
    </style:style>
    <style:style style:name="T193" style:family="text">
      <style:text-properties officeooo:rsid="00ff1977"/>
    </style:style>
    <style:style style:name="T194" style:family="text">
      <style:text-properties officeooo:rsid="00ff7e7c"/>
    </style:style>
    <style:style style:name="T195" style:family="text">
      <style:text-properties officeooo:rsid="0100ab4e"/>
    </style:style>
    <style:style style:name="T196" style:family="text">
      <style:text-properties officeooo:rsid="0102ae4e"/>
    </style:style>
    <style:style style:name="T197" style:family="text">
      <style:text-properties officeooo:rsid="01037b4e"/>
    </style:style>
    <style:style style:name="T198" style:family="text">
      <style:text-properties officeooo:rsid="01054580"/>
    </style:style>
    <style:style style:name="T199" style:family="text">
      <style:text-properties officeooo:rsid="01090d21"/>
    </style:style>
    <style:style style:name="T200" style:family="text">
      <style:text-properties officeooo:rsid="010a4c62"/>
    </style:style>
    <style:style style:name="T201" style:family="text">
      <style:text-properties officeooo:rsid="010c32b9"/>
    </style:style>
    <style:style style:name="T202" style:family="text">
      <style:text-properties officeooo:rsid="010d8317"/>
    </style:style>
    <style:style style:name="T203" style:family="text">
      <style:text-properties officeooo:rsid="010e3917"/>
    </style:style>
    <style:style style:name="T204" style:family="text">
      <style:text-properties officeooo:rsid="011062a0"/>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5-418: Final Report</text:p>
      <text:p text:style-name="P22">Parallelization of a KenKen Puzzle Solver</text:p>
      <text:p text:style-name="P22">By: Jonathan Park and Ben Parr</text:p>
      <text:p text:style-name="P22"/>
      <text:p text:style-name="P4">Introduction:</text:p>
      <text:p text:style-name="P7"><text:span text:style-name="T2"><text:tab/></text:span><text:span text:style-name="T3">The KenKen puzzle is a fairly recent type of puzzle that is similar to Sudoku. The problem itself is NP-Complete because a KenKen puzzle is a partial Latin square. The row constraints, column constraints and the </text:span><text:span text:style-name="T6">block</text:span><text:span text:style-name="T5"> constraints</text:span><text:span text:style-name="T3"> make the problem interesting and non-trivial. </text:span><text:span text:style-name="T4">The goal of this project is to parallelize a generic (</text:span><text:span text:style-name="T38">n x </text:span><text:span text:style-name="T40">n) KenKen</text:span><text:span text:style-name="T4"> puzzle solver for a shared memory system </text:span><text:span text:style-name="T22">and to measure its performance</text:span><text:span text:style-name="T4">. </text:span><text:span text:style-name="T5">We started by developing a serial version </text:span><text:span text:style-name="T8">in C </text:span><text:span text:style-name="T5">using concepts from an existing solution </text:span><text:span text:style-name="T9">written in Python</text:span><text:span text:style-name="T5">. Our final serial version </text:span><text:span text:style-name="T10">used a</text:span><text:span text:style-name="T6"> depth-first search </text:span><text:span text:style-name="T11">algorithm that pruned branches </text:span><text:span text:style-name="T6">using the row, column, and block constraints. </text:span><text:span text:style-name="T7">After creating the serial version, we then parallelized the algorithm using OpenMP. </text:span><text:span text:style-name="T14">The</text:span><text:span text:style-name="T12"> final parallel version </text:span><text:span text:style-name="T13">used distributed job-queues to simulate a breadth-first search </text:span><text:span text:style-name="T15">on all processors</text:span><text:span text:style-name="T13">.</text:span><text:span text:style-name="T7"> </text:span><text:span text:style-name="T23">Both versions were </text:span><text:span text:style-name="T24">r</text:span><text:span text:style-name="T26">un and timed</text:span><text:span text:style-name="T23"> on both Blacklight and Pople. </text:span><text:span text:style-name="T12">As far as we know, there has been no other attempts to </text:span><text:span text:style-name="T20">measure the performance of a </text:span><text:span text:style-name="T12">parallelize</text:span><text:span text:style-name="T20">d</text:span><text:span text:style-name="T12"> KenKen solver.</text:span><text:span text:style-name="T16"> </text:span><text:span text:style-name="T19">T</text:span><text:span text:style-name="T16">hus, our project provides a </text:span><text:span text:style-name="T17">small contribution to</text:span><text:span text:style-name="T18"> </text:span><text:span text:style-name="T21">analy</text:span><text:span text:style-name="T27">sis techniques of</text:span><text:span text:style-name="T21"> </text:span><text:span text:style-name="T17">paralleliz</text:span><text:span text:style-name="T18">ed</text:span><text:span text:style-name="T17"> NP-Complete problem solvers.</text:span></text:p>
      <text:p text:style-name="P15"/>
      <text:p text:style-name="P1"><text:span text:style-name="T49">Algorithmic </text:span><text:span text:style-name="T41">Design/Approach:</text:span></text:p>
      <text:p text:style-name="P9"><text:span text:style-name="T41"><text:tab/></text:span><text:span text:style-name="T42">We began the development of our serial solution by </text:span><text:span text:style-name="T128">first </text:span><text:span text:style-name="T42">understanding an existing solution </text:span><text:span text:style-name="T43">called NekNek. From this solution, </text:span><text:span text:style-name="T44">we developed a format for representing a problem. It's similar to the standard representation </text:span><text:span text:style-name="T45">except for a </text:span><text:span text:style-name="T44">slight modification </text:span><text:span text:style-name="T45">we made </text:span><text:span text:style-name="T44">to improve scalability. In retrospect, this </text:span><text:span text:style-name="T129">was</text:span><text:span text:style-name="T44"> an unnecessary modification because problems would seldom exceed </text:span><text:span text:style-name="T39">n</text:span><text:span text:style-name="T44">=15. </text:span><text:span text:style-name="T46">From an algorithmic perspective, w</text:span><text:span text:style-name="T43">e learned about the notion of constraints and </text:span><text:span text:style-name="T44">how to restrict a cell's possible values using the constraints. </text:span></text:p>
      <text:p text:style-name="P9"><text:span text:style-name="T44"><text:tab/></text:span><text:span text:style-name="T50">The basic setup of the solver involved two main </text:span><text:span text:style-name="T54">abstractions</text:span><text:span text:style-name="T50">. One </text:span><text:span text:style-name="T54">was the cells of the actual puzzle, and the other was the constraints</text:span><text:span text:style-name="T50">. </text:span><text:span text:style-name="T51">Each cell was a part of exactly 3 constraints (1 row, 1 column, 1 block), and </text:span><text:span text:style-name="T52">this was reflected in </text:span><text:span text:style-name="T51">the problem representation. </text:span><text:span text:style-name="T47">The first iteration of our serial solver was a simple depth-first search with naïve implementations of constraint updates. </text:span><text:span text:style-name="T55">A step in the search first found the next cell to fill by looking at the total number of possible values for a cell. The cell with the lowest number of possible values was considered the “tightest cell” </text:span><text:span text:style-name="T63">and </text:span><text:span text:style-name="T64">was </text:span><text:span text:style-name="T63">chosen as the next cell to fill.</text:span><text:span text:style-name="T55"> </text:span><text:span text:style-name="T133">Finding a cell with zero possible values means that we have reached an impossible state and must back-track. </text:span><text:span text:style-name="T134">However, if there were more than zero possible values, t</text:span><text:span text:style-name="T55">he search then branched along the possible values. </text:span><text:span text:style-name="T63">When setting a cell's value, the cell's constraints were also updated to narrow the possibilities </text:span><text:span text:style-name="T65">of </text:span><text:span text:style-name="T66">the</text:span><text:span text:style-name="T65"> remaining cells.</text:span><text:span text:style-name="T63"> </text:span><text:span text:style-name="T67">This process continued until all cells were set. </text:span><text:span text:style-name="T56">The final serial version </text:span><text:span text:style-name="T76">also </text:span><text:span text:style-name="T57">followed this algorithm, </text:span><text:span text:style-name="T58">but significantly</text:span><text:span text:style-name="T57"> optimized the implementation. </text:span><text:span text:style-name="T59">There were some </text:span><text:span text:style-name="T60">non-trivial</text:span><text:span text:style-name="T59"> aspects </text:span><text:span text:style-name="T68">of</text:span><text:span text:style-name="T59"> developing the optimized serial version, but </text:span><text:span text:style-name="T61">the details</text:span><text:span text:style-name="T59"> will be left to the reader to explore because the main focus of this project </text:span><text:span text:style-name="T62">is</text:span><text:span text:style-name="T59"> in the parallel version.</text:span></text:p>
      <text:p text:style-name="P10"><text:span text:style-name="T59"><text:tab/></text:span><text:span text:style-name="T69">Our initial idea for parallelizing the serial algorithm was </text:span><text:span text:style-name="T70">to run the serial algorithm until we reached a cell with multiple possibilities and then create a processes to go down each branch. We concluded that given OpenMP's interface, this idea was too difficult to control </text:span><text:span text:style-name="T74">and maintain</text:span><text:span text:style-name="T70">. Therefore, we opted for a simpler version to start </text:span><text:span text:style-name="T93">that was very similar to our serial version.</text:span></text:p>
      <text:p text:style-name="P11"><text:span text:style-name="T70"><text:tab/>Our initial implementation introduced the notion of jobs and a </text:span><text:span text:style-name="T74">single</text:span><text:span text:style-name="T70"> global job queue. We defined a job to be a partially completed puzzle of length </text:span><text:span text:style-name="T77">N</text:span><text:span text:style-name="T78">2</text:span><text:span text:style-name="T77">/2</text:span><text:span text:style-name="T70">. </text:span><text:span text:style-name="T77">Our job queue also had a fixed size of </text:span><text:span text:style-name="T80">N</text:span><text:span text:style-name="T79">2</text:span><text:span text:style-name="T80">.</text:span><text:span text:style-name="T77"> </text:span><text:span text:style-name="T71">Our algorithm dedicated one processor to fill the job queue </text:span><text:span text:style-name="T81">and because the job queue had a fixed size of </text:span><text:span text:style-name="T80">N</text:span><text:span text:style-name="T79">2</text:span><text:span text:style-name="T81">, <text:s/>the processor would spin wait until spots became available</text:span><text:span text:style-name="T71">. </text:span><text:span text:style-name="T73">This already limit</text:span><text:span text:style-name="T75">ed</text:span><text:span text:style-name="T73"> our speedup to a </text:span><text:span text:style-name="T75">theoretical </text:span><text:span text:style-name="T73">maximum of 31x on 32 processors, </text:span><text:span text:style-name="T75">but it</text:span><text:span text:style-name="T73"> was acceptable since this was only the first iteration. </text:span><text:span text:style-name="T82">The algorithm to find jobs was exactly the same as solving the actual puzzle. The only di</text:span><text:span text:style-name="T83">fference </text:span><text:span text:style-name="T135">was in</text:span><text:span text:style-name="T83"> the ending condition, because jobs had a fixed size. </text:span><text:span text:style-name="T136">When the processor set </text:span><text:soft-page-break/><text:span text:style-name="T136">values for half the cells, it added a job to the queue and backtracked to find more. </text:span><text:span text:style-name="T83">After filling all possible jobs, the processor would then proceed to complete them. </text:span><text:span text:style-name="T84">All worker processors would first obtain a job from the job queue and then set up their problem state </text:span><text:span text:style-name="T137">by reapplying the steps stored in the job</text:span><text:span text:style-name="T84">. Afterwards, they all ran the same serial solver on the partially solved KenKen puzzle. If a processor found a solution, it would print the solution and notify all other processors that a solution has been found. If a processor doesn't find a solution, it'll reset its problem state and proceed with another job. </text:span><text:span text:style-name="T94">This version was very similar to our serial version. It also used a depth first search and also searched possibilities in the same order. However, this wasn't a very effective algorithm because it </text:span><text:span text:style-name="T95">did</text:span><text:span text:style-name="T94"> a lot more work </text:span><text:span text:style-name="T138">to </text:span><text:span text:style-name="T139">find and setup jobs. </text:span></text:p>
      <text:p text:style-name="P11"><text:span text:style-name="T84"><text:tab/></text:span><text:span text:style-name="T86">After we tested the initial version, we began optimizing to improve both consistency </text:span><text:span text:style-name="T87">(see later section) </text:span><text:span text:style-name="T86">and performance</text:span><text:span text:style-name="T85">. </text:span><text:span text:style-name="T88">The first improvement we made was </text:span><text:span text:style-name="T110">shortening</text:span><text:span text:style-name="T96"> the length of the jobs. We observed that jobs with half the cells filled in completed too quickly </text:span><text:span text:style-name="T111">creating</text:span><text:span text:style-name="T96"> high contention for the job queue </text:span><text:span text:style-name="T112">which </text:span><text:span text:style-name="T96">slow</text:span><text:span text:style-name="T112">ed</text:span><text:span text:style-name="T96"> down the overall algorithm. </text:span><text:span text:style-name="T97">Next, we worked to make all processors work </text:span><text:span text:style-name="T100">on solving the puzzle</text:span><text:span text:style-name="T97">.</text:span><text:span text:style-name="T88"> </text:span><text:span text:style-name="T89">This was accomplished by changing the global job queue to </text:span><text:span text:style-name="T90">the</text:span><text:span text:style-name="T89"> distributed model </text:span><text:span text:style-name="T98">with task stealing</text:span><text:span text:style-name="T89">.</text:span><text:span text:style-name="T90"> </text:span><text:span text:style-name="T101">E</text:span><text:span text:style-name="T90">ach processor had </text:span><text:span text:style-name="T91">its</text:span><text:span text:style-name="T90"> own job queue that </text:span><text:span text:style-name="T91">it</text:span><text:span text:style-name="T90"> filled and used </text:span><text:span text:style-name="T117">while checking possibilities</text:span><text:span text:style-name="T90">. </text:span><text:span text:style-name="T102">This removed the nee</text:span><text:span text:style-name="T103">d for</text:span><text:span text:style-name="T101"> a single processor dedicated</text:span><text:span text:style-name="T92"> </text:span><text:span text:style-name="T93">to</text:span><text:span text:style-name="T92"> </text:span><text:span text:style-name="T103">filling </text:span><text:span text:style-name="T106">the</text:span><text:span text:style-name="T92"> global queue. </text:span><text:span text:style-name="T112">The algorithm started by having one processor start working and creating jobs while all others stole their first tasks from the original processor. </text:span><text:span text:style-name="T118">Afterwards, when a processor reached a cell with multiple possibilities, it added jobs to the queue associated with the possibilities </text:span><text:span text:style-name="T141">if there were spots available in the queue</text:span><text:span text:style-name="T118">. </text:span><text:span text:style-name="T140">This pattern simulated a breadth-first search. </text:span><text:span text:style-name="T99">The motivation for </text:span><text:span text:style-name="T186">a breadth-first search over a depth-first search</text:span><text:span text:style-name="T99"> </text:span><text:span text:style-name="T100">was</text:span><text:span text:style-name="T99"> to </text:span><text:span text:style-name="T104">have processors go down different paths </text:span><text:span text:style-name="T107">to test a wide variety of possibilities </text:span><text:span text:style-name="T113">and minimize the overlap of jobs</text:span><text:span text:style-name="T99">. </text:span><text:span text:style-name="T109">In addition, we believed a</text:span><text:span text:style-name="T108"> breadth-first search implementation </text:span><text:span text:style-name="T109">is capable of</text:span><text:span text:style-name="T108"> achieving super-linear speedups </text:span><text:span text:style-name="T187">because it checked solutions in a different order than the serial version</text:span><text:span text:style-name="T108">. </text:span><text:span text:style-name="T188">Unfortunately</text:span><text:span text:style-name="T114">, as a trade-off </text:span><text:span text:style-name="T142">for using distributed queues</text:span><text:span text:style-name="T114">, we sacrificed the ending condition of the algorithm when no solution exists. This version had no heuristic to gracefully exit when no solution can be found and thus will spin forever. </text:span><text:span text:style-name="T191">To handle this issue, w</text:span><text:span text:style-name="T114">e </text:span><text:span text:style-name="T189">added the assumption that</text:span><text:span text:style-name="T114"> this </text:span><text:span text:style-name="T115">edge-case </text:span><text:span text:style-name="T116">would </text:span><text:span text:style-name="T192">not</text:span><text:span text:style-name="T116"> occur </text:span><text:span text:style-name="T190">during our project because</text:span><text:span text:style-name="T116"> we were only interested in, </text:span><text:span text:style-name="T193">and would only test,</text:span><text:span text:style-name="T116"> puzzles with solutions </text:span><text:span text:style-name="T194">(see experimental setup)</text:span><text:span text:style-name="T116">. Thus, this bug remained in our final version</text:span><text:span text:style-name="T143">.</text:span></text:p>
      <text:p text:style-name="P16"><text:tab/>The final parallel optimization was for job creation. Our original job creator basically took in a job and filled in the value of the next cell. Therefore, it created n sub-jobs, where n is the number of possible values for the next filled cell. The original job was then dequeued, and the sub-jobs were enqueued. Since the original job was partitioned into sub-jobs, the actual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16"><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he algorithm also greedily fills up the job queue. Therefore, it may further split up sub-jobs if there is enough room in the queue. By doing this, the job creator is able to add a bunch of jobs to the job queue that all require an immediate guess.</text:p>
      <text:p text:style-name="P17"/>
      <text:p text:style-name="P5"><text:soft-page-break/>Performance Measurement Design/Approach:</text:p>
      <text:p text:style-name="P13"><text:span text:style-name="T47"><text:tab/></text:span><text:span text:style-name="T48">The main benefit from </text:span><text:span text:style-name="T121">the</text:span><text:span text:style-name="T119"> first iteration of our serial solver</text:span><text:span text:style-name="T48"> was the discovery of highly variant </text:span><text:span text:style-name="T48">solving times. </text:span><text:span text:style-name="T49">Our initial assumption wa</text:span><text:span text:style-name="T53">s that solving times grew as problem size grew. </text:span><text:span text:style-name="T72">Thus, we intended to measure the performance of our solver on problems of various size. </text:span><text:span text:style-name="T71">However, after the first iteration of a serial solver, it was clear that puzzles of the same size could vary a lot. For example, the solver could complete several 10x10 complete almost instantaneously, but struggle to complete other 10x10 puzzles even after an hour of computation. </text:span><text:span text:style-name="T119">This lead us to measure our performance based on the times from a set of problems, </text:span><text:span text:style-name="T120">independent of size. </text:span></text:p>
      <text:p text:style-name="P13"><text:span text:style-name="T123"><text:tab/>We considered using problems available to us from the official kenken website. However, our serial solver was able to solve 372 puzzles in under 5 seconds. We believe the difficulty level of the problems was intentionally low to </text:span><text:span text:style-name="T124">make it easier for humans to solve</text:span><text:span text:style-name="T123">. </text:span><text:span text:style-name="T125">Thus, we had to rely on our own puzzle-generating script that we wrote using Python. </text:span><text:span text:style-name="T122">Thus, after finalizing our serial algorithm, we selected 5 problems that took a non-negligible amount of time to complete </text:span><text:span text:style-name="T126">and decided to measure the speedup of our parallel algorithm against these 5. </text:span><text:span text:style-name="T127">We selected these 5 problems prior to the development of the parallel algorithm and thus, we did not hand select problems that </text:span><text:span text:style-name="T130">just</text:span><text:span text:style-name="T127"> show</text:span><text:span text:style-name="T130">ed</text:span><text:span text:style-name="T127"> good speedup. </text:span></text:p>
      <text:p text:style-name="P8"><text:span text:style-name="T122"><text:tab/></text:span><text:span text:style-name="T130">When testing with our </text:span><text:span text:style-name="T132">initial </text:span><text:span text:style-name="T130">parallel version, we noticed </text:span><text:span text:style-name="T131">that the speedups varied greatly per p</text:span><text:span text:style-name="T132">uzzle</text:span><text:span text:style-name="T131">. <text:s/></text:span><text:span text:style-name="T132">Some puzzles had a 27x speedup while others exhibited almost no speedup at all. Our final parallel version still suffered from the same inconsistency in speedups. </text:span><text:span text:style-name="T144">This lead us to consider </text:span><text:span text:style-name="T152">several</text:span><text:span text:style-name="T144"> different solutions. One solution was to find a larger number of substantial problems and take the average speedup to account for the inconsistency. </text:span><text:span text:style-name="T145">The problem with this idea was the</text:span><text:span text:style-name="T144"> difficulty of finding puzzles that is solvable by the serial version in a reasonable amount of time. </text:span><text:span text:style-name="T145">In addition, it would have weakened any conclusions we tried to make because it would've applied only to a particular set of problems. </text:span><text:span text:style-name="T152">An alternate possibility would have been to use the time it takes to find all possible solutions. The benefit of this strategy was that both the serial and parallel versions would do the same amount of work which would allow for greater consistency in the speedups across puzzles. </text:span><text:span text:style-name="T153">However, from our tests, we were unable to get any puzzle to complete within 2 hours when we had the serial solver run to find all solutions.</text:span><text:span text:style-name="T152"> </text:span><text:span text:style-name="T145">Therefore, we chose to go a different route.</text:span></text:p>
      <text:p text:style-name="P8"><text:span text:style-name="T145"><text:tab/>We decided to create a new metric for measuring the performance of a parallel algorithm. </text:span><text:span text:style-name="T171">This new metric attempted to measure the amount of work a processor completes before termi</text:span><text:span text:style-name="T181">nating</text:span><text:span text:style-name="T171">.</text:span><text:span text:style-name="T145"> </text:span><text:span text:style-name="T172">We implemented this by counting how many nodes a processor visits </text:span><text:span text:style-name="T181">per second</text:span><text:span text:style-name="T172">. </text:span><text:span text:style-name="T174">A node </text:span><text:span text:style-name="T177">was</text:span><text:span text:style-name="T174"> defined as a step </text:span><text:span text:style-name="T177">in the solving algorithm </text:span><text:span text:style-name="T175">while </text:span><text:span text:style-name="T177">a processor </text:span><text:span text:style-name="T176">work</text:span><text:span text:style-name="T177">ed</text:span><text:span text:style-name="T176"> on a job</text:span><text:span text:style-name="T174">. </text:span><text:span text:style-name="T177">In other words, when a processor set the value of a cell </text:span><text:span text:style-name="T178">and update</text:span><text:span text:style-name="T182">d</text:span><text:span text:style-name="T178"> the constraints</text:span><text:span text:style-name="T177">, it </text:span><text:span text:style-name="T178">made a step</text:span><text:span text:style-name="T177">. </text:span><text:span text:style-name="T147">We incorporated this metric calculation into our program and observed a negli</text:span><text:span text:style-name="T148">gi</text:span><text:span text:style-name="T147">ble slowdown. Thus, it </text:span><text:span text:style-name="T179">remained in</text:span><text:span text:style-name="T147"> our final version</text:span><text:span text:style-name="T180">s for both the serial and parallel versions. </text:span></text:p>
      <text:p text:style-name="P18"/>
      <text:p text:style-name="P6">Experimental Setup:</text:p>
      <text:p text:style-name="P12"><text:span text:style-name="T53"><text:tab/></text:span><text:span text:style-name="T146">We used our puzzle generating script to create many puzzles. We ran our serial solver against all of them and found 5 puzzles that finished between 20-90 minutes. These puzzles and their solutions are available to view on our website. In addition, we also created a verification script, to check a solution </text:span><text:span text:style-name="T147">given by our program</text:span><text:span text:style-name="T146">. The puzzles were generated using a single solution, but multiple solutions per puzzle were allowed. </text:span></text:p>
      <text:p text:style-name="P12"><text:span text:style-name="T105"><text:tab/></text:span><text:span text:style-name="T173">Both</text:span><text:span text:style-name="T149"> </text:span><text:span text:style-name="T173">our serial and parallel versions </text:span><text:span text:style-name="T149">automatically measure total time, computation time, and nodes per second and then output them once a solution is found. We wrote scripts to submit jobs to both the Blacklight and Pople super-computers. The parallel code was run for P=2,4,8,16,24, and 32. </text:span><text:span text:style-name="T150">The output from the super-computer jobs were parsed using a script for simpler evaluation. </text:span></text:p>
      <text:p text:style-name="P19"/>
      <text:p text:style-name="P6">Experimental Evaluation:</text:p>
      <text:p text:style-name="P20"><text:tab/><text:span text:style-name="T195">In order to gather data, we used five different test puzzles. These puzzles were chosen based </text:span><text:soft-page-break/><text:span text:style-name="T195">solely on how long they took to complete with the serial version. The first puzzle took the shortest amount of time, taking a total of 20 minutes to complete. The second, third and fourth puzzles all took around 30 minutes to complete. The final puzzle took around 65 minutes to complete. With these five puzzles, we gathered speedup data for our parallel version when running with 2, 4, 8, 16, 24 and 32 processors.</text:span></text:p>
      <text:p text:style-name="P23"><text:tab/>Our first data analysis approach was to use a total and computational time speedup metric. However, as seen below, this metric provided highly variable speedups. For example, the total speedup for Puzzle 2 on Blacklight was 15x for 4 processors, 152x for 8 processors, and 15x for 16 processors. Also, Puzzle 4 on Blacklight did not see much total time or computational time speedup, never achieving more than 5x speedup even with 32 processors. The reason for this is that the program terminates as soon as it finds a solution. Therefore, the time the program takes depends heavily on the inital guesses. So, Puzzle 2 with 8 processors had very good inital guesses, and therefore found a solution almost immediately. The parallel version for Puzzle 4 did not see good time speedups because the serial version had very good inital guesses and therefore caused a fast base time. Clearly from our data, time speedup was not sufficient for analysis.</text:p>
      <text:p text:style-name="P23"><text:tab/></text:p>
      <text:p text:style-name="P23"><draw:frame draw:style-name="fr1" draw:name="graphics1" text:anchor-type="paragraph" svg:width="5.1402in" svg:height="4.5in" draw:z-index="0"><draw:image xlink:href="Pictures/200006CA0000400E0000380CDBFFE3FF.svm" xlink:type="simple" xlink:show="embed" xlink:actuate="onLoad"/></draw:frame></text:p>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graphics2" text:anchor-type="paragraph" svg:x="0.798in" svg:y="0.0201in" svg:width="5.1402in" svg:height="4.5in" draw:z-index="1"><draw:image xlink:href="Pictures/200006BA0000400E0000380CB117AF0D.svm"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graphics3" text:anchor-type="paragraph" svg:x="0.8075in" svg:y="0.0492in" svg:width="5.1402in" svg:height="4.5in" draw:z-index="3"><draw:image xlink:href="Pictures/200006820000400E0000380C3C29573C.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graphics4" text:anchor-type="paragraph" svg:x="0.8445in" svg:y="0.0291in" svg:width="5.1402in" svg:height="4.5in" draw:z-index="2"><draw:image xlink:href="Pictures/200006720000400E0000380C531F46EA.svm" xlink:type="simple" xlink:show="embed" xlink:actuate="onLoad"/></draw:frame><text:soft-page-break/></text:p>
      <text:p text:style-name="P26"><text:tab/></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p>
      <text:p text:style-name="P26"><text:span text:style-name="T199"><text:tab/>&lt;TODO: Insert Pretty data for all 4 graphs&gt;</text:span></text:p>
      <text:p text:style-name="P26"><text:span text:style-name="T199"/></text:p>
      <text:p text:style-name="P26"><text:span text:style-name="T199"><text:tab/>In order to overcome the inconsistency with time speedup, we introduced an additional metric </text:span><text:span text:style-name="T200">which we called node speedup. We noticed significantly more consistent speedup calculations when using this metric.</text:span><text:span text:style-name="T201"> </text:span><text:span text:style-name="T202">For example, Puzzle 2 on Blacklight had ~3.8x speedup for 4 processors, ~7.5x for 8 processors, and ~14.65 for 16 processors. Compared to the results from before, this was a huge improvement. Puzzle 4 also experienced a similar improvement in consistency. </text:span><text:span text:style-name="T203">Below are the graphs associated with the node-speedups for both Blacklight and Pople.</text:span></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draw:frame draw:style-name="fr5" draw:name="graphics5" text:anchor-type="paragraph" svg:width="5.1402in" svg:height="4.5in" draw:z-index="4"><draw:image xlink:href="Pictures/200006960000400E0000380C302FBD51.svm" xlink:type="simple" xlink:show="embed" xlink:actuate="onLoad"/></draw:frame><text:soft-page-break/><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draw:frame draw:style-name="fr3" draw:name="graphics6" text:anchor-type="paragraph" svg:x="0.8925in" svg:y="0.0209in" svg:width="5.1402in" svg:height="4.5in" draw:z-index="5"><draw:image xlink:href="Pictures/200006910000400E0000380CE8FCCB20.svm" xlink:type="simple" xlink:show="embed" xlink:actuate="onLoad"/></draw:frame><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203"/></text:p>
      <text:p text:style-name="P26"><text:span text:style-name="T199"/></text:p>
      <text:p text:style-name="P19"><text:soft-page-break/><text:tab/><text:span text:style-name="T204">&lt;TODO: Insert data chart for node speedups&gt;</text:span></text:p>
      <text:p text:style-name="P6"/>
      <text:p text:style-name="P6">Surprises and Lessons Learned:</text:p>
      <text:p text:style-name="P12"><text:span text:style-name="T53"><text:tab/></text:span><text:span text:style-name="T151">The biggest surprise during this project was the highly varying completion times for puzzles, both for the serial version and the parallel version. </text:span><text:span text:style-name="T163">We were particularly surprised by the wide range of speedups the parallel version achieved for just 5 </text:span><text:span text:style-name="T168">puzzles</text:span><text:span text:style-name="T163">. </text:span><text:span text:style-name="T164">Specifically, the parallel version sometimes varied over 200x </text:span><text:span text:style-name="T165">for different processor </text:span><text:span text:style-name="T169">amounts</text:span><text:span text:style-name="T165"> </text:span><text:span text:style-name="T166">on the same i</text:span><text:span text:style-name="T167">nput puzzle</text:span><text:span text:style-name="T165">. </text:span><text:span text:style-name="T151">In retrospect, the high variation is reasonable and should have been expected. We suspect that the cause for the high variation is </text:span><text:span text:style-name="T170">the pruning involved while solving</text:span><text:span text:style-name="T196"> and</text:span><text:span text:style-name="T183"> how jobs </text:span><text:span text:style-name="T184">are</text:span><text:span text:style-name="T183"> distributed</text:span><text:span text:style-name="T170">. </text:span><text:span text:style-name="T185">Both of these factors affect</text:span><text:span text:style-name="T170"> t</text:span><text:span text:style-name="T151">he </text:span><text:span text:style-name="T154">order in which possible solutions are checked </text:span><text:span text:style-name="T185">which</text:span><text:span text:style-name="T170"> heavily affects</text:span><text:span text:style-name="T154"> the overall speed of an algorithm for any particular problem </text:span><text:span text:style-name="T197">due to the early termination </text:span><text:span text:style-name="T198">when a solution is found</text:span><text:span text:style-name="T197">.</text:span></text:p>
      <text:p text:style-name="P12"><text:span text:style-name="T155"><text:tab/></text:span><text:span text:style-name="T156">From this surprise, we learned that there are alternative ways to compare performance between serial and parallel versions other than </text:span><text:span text:style-name="T157">purely </text:span><text:span text:style-name="T156">time. For example, the alternative we chose for this project was the amount of work done. </text:span><text:span text:style-name="T158">We decided to use the total work done by processors as well as the time it took for solving the puzzle. </text:span><text:span text:style-name="T159">This proved to be more reliable because the parallel version could take the same amount of time as a serial version </text:span><text:span text:style-name="T160">to find a solution, </text:span><text:span text:style-name="T159">but consider 32x more possibilities. </text:span></text:p>
      <text:p text:style-name="P14"><text:span text:style-name="T161"><text:tab/>In general, we learned that problems with a varying amount of work can give unpredictable results. </text:span><text:span text:style-name="T162">For these types of problems, we learned how to find additional metrics that can reliably compare performance between serial and parallel versions.</text:span></text:p>
      <text:p text:style-name="P19"/>
      <text:p text:style-name="P6">Conclusions and Future Work:</text:p>
      <text:p text:style-name="P2"><text:span text:style-name="T25"><text:tab/></text:span><text:span text:style-name="T28">We conclude that our parallel implementation successfully achieved an average 30x speedup </text:span><text:span text:style-name="T37">with the added metric</text:span><text:span text:style-name="T28"> across all input files on both Blacklight and Pople. </text:span><text:span text:style-name="T36">Our proposed metric for measuring the speedups also successfully made the results more consistent across the input files. </text:span></text:p>
      <text:p text:style-name="P3"><text:span text:style-name="T28"><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 </text:span><text:span text:style-name="T29">An alternative algorithm may be necessary </text:span><text:span text:style-name="T30">to achieve this. </text:span></text:p>
      <text:p text:style-name="P3"><text:span text:style-name="T30"><text:tab/></text:span><text:span text:style-name="T31">In addition, it would be interesting to compare the speedups between a message-passing implementation of a parallel KenKen solver and our shared-memory implementation. </text:span><text:span text:style-name="T32">In retrospect, we believe a message-passing solver would have been more appropriate because theres very little communication between processors during the computation. As soon as a processor received its first </text:span><text:span text:style-name="T32">job, its work was almost entirely independent of the work of other processors. </text:span><text:span text:style-name="T33">However, there are down-sides in the initial and ending stages of a message-passing implementation. </text:span></text:p>
      <text:p text:style-name="P3"><text:span text:style-name="T30"><text:tab/></text:span><text:span text:style-name="T34">An interesting extension or spin-off from our project</text:span><text:span text:style-name="T30"> would be to create a parallel KenKen puzzle generator with a unique solution. </text:span><text:span text:style-name="T34">We did not restrict our generator to finding purely puzzles with a single unique solution. </text:span><text:span text:style-name="T35">This was largely for the simplification of the generating script.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Linux OpenOffice.org_project/320m19$Build-9505</meta:generator>
    <dc:date>2011-04-22T22:10:53</dc:date>
    <dc:creator>jaesung </dc:creator>
    <meta:editing-duration>PT44H13M42S</meta:editing-duration>
    <meta:editing-cycles>260</meta:editing-cycles>
    <meta:document-statistic meta:table-count="0" meta:image-count="6" meta:object-count="0" meta:page-count="8" meta:paragraph-count="38" meta:word-count="2968" meta:character-count="18060"/>
  </office:meta>
</office:document-meta>
</file>